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uznia1_KNN_2_distanceAlgorithm_PROBABILITY_Algorithms_MAGNETIC</text:p>
          </table:table-cell>
          <table:table-cell table:style-name="Default"/>
        </table:table-row>
        <table:table-row table:style-name="ro1">
          <table:table-cell office:value-type="string">
            <text:p>MEAN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uznia1_KNN_2_distanceAlgorithm_PROBABILITY_Algorithms_RSSI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59:09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